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a874f" officeooo:paragraph-rsid="000a874f"/>
    </style:style>
    <style:style style:name="P2" style:family="paragraph" style:parent-style-name="Text_20_body" style:list-style-name="L2">
      <style:text-properties officeooo:rsid="000c4b41" officeooo:paragraph-rsid="000c4b41"/>
    </style:style>
    <style:style style:name="P3" style:family="paragraph" style:parent-style-name="Text_20_body">
      <style:text-properties officeooo:rsid="000c4b41" officeooo:paragraph-rsid="000c4b41"/>
    </style:style>
    <style:style style:name="P4" style:family="paragraph" style:parent-style-name="Text_20_body" style:list-style-name="L3">
      <style:text-properties officeooo:rsid="000c4b41" officeooo:paragraph-rsid="000c4b41"/>
    </style:style>
    <style:style style:name="P5" style:family="paragraph" style:parent-style-name="Text_20_body" style:list-style-name="L4">
      <style:text-properties officeooo:rsid="000c4b41" officeooo:paragraph-rsid="000c4b41"/>
    </style:style>
    <style:style style:name="P6" style:family="paragraph" style:parent-style-name="Text_20_body" style:list-style-name="L5">
      <style:text-properties officeooo:rsid="000ec388" officeooo:paragraph-rsid="000ec388"/>
    </style:style>
    <style:style style:name="P7" style:family="paragraph" style:parent-style-name="Text_20_body" style:list-style-name="L5">
      <style:text-properties officeooo:rsid="000f9f7a" officeooo:paragraph-rsid="000f9f7a"/>
    </style:style>
    <style:style style:name="P8" style:family="paragraph" style:parent-style-name="Standard">
      <style:text-properties officeooo:rsid="0008e1dd" officeooo:paragraph-rsid="0008e1dd"/>
    </style:style>
    <style:style style:name="P9" style:family="paragraph" style:parent-style-name="Heading_20_2">
      <style:text-properties officeooo:rsid="0008e1dd" officeooo:paragraph-rsid="0008e1dd"/>
    </style:style>
    <style:style style:name="T1" style:family="text">
      <style:text-properties officeooo:rsid="000a874f"/>
    </style:style>
    <style:style style:name="T2" style:family="text">
      <style:text-properties officeooo:rsid="000e01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urnal <text:span text:style-name="T1">de travail</text:span></text:h>
      <text:h text:style-name="P9" text:outline-level="2">Mardi 3 janvier</text:h>
      <text:list xml:id="list1542031466711149947" text:style-name="L1">
        <text:list-item>
          <text:p text:style-name="P1">Lecture du sujet (tous les membres du groupe)</text:p>
        </text:list-item>
        <text:list-item>
          <text:p text:style-name="P1">Lecture de la documentation (tous les membres du groupe)</text:p>
        </text:list-item>
        <text:list-item>
          <text:p text:style-name="P1">Début de l’étape 1 (tous les membres du groupe)</text:p>
        </text:list-item>
      </text:list>
      <text:h text:style-name="Heading_20_2" text:outline-level="2">Mercredi 4 janvier</text:h>
      <text:list xml:id="list132243351322671580" text:style-name="L2">
        <text:list-item>
          <text:p text:style-name="P2">Fin de l’étape 1 <text:span text:style-name="T1">(tous les membres du groupe)</text:span></text:p>
        </text:list-item>
        <text:list-item>
          <text:p text:style-name="P2">Début de l’étape 2 (Bastien, Mourad)</text:p>
        </text:list-item>
        <text:list-item>
          <text:p text:style-name="P2">Fin de l’étape 2 (Thomas, Guillaume)</text:p>
        </text:list-item>
        <text:list-item>
          <text:p text:style-name="P2">Début étape 3 (Bastien, Mourad)</text:p>
        </text:list-item>
      </text:list>
      <text:p text:style-name="P3"/>
      <text:h text:style-name="Heading_20_2" text:outline-level="2">Jeudi 5 janvier</text:h>
      <text:list xml:id="list2087407153398295079" text:style-name="L3">
        <text:list-item>
          <text:p text:style-name="P4">Fin étape 3 (Thomas, Bastien, Mourad)</text:p>
        </text:list-item>
        <text:list-item>
          <text:p text:style-name="P4">Début étape 4 (Guillaume, Mourad)</text:p>
        </text:list-item>
        <text:list-item>
          <text:p text:style-name="P4">Début étape 5 (Thomas)</text:p>
        </text:list-item>
      </text:list>
      <text:p text:style-name="P3"/>
      <text:h text:style-name="Heading_20_2" text:outline-level="2">Vendredi 6 janvier</text:h>
      <text:list xml:id="list3519998652903296644" text:style-name="L4">
        <text:list-item>
          <text:p text:style-name="P5">Fin étape 4 (Thomas, Guillaume)</text:p>
        </text:list-item>
        <text:list-item>
          <text:p text:style-name="P5">Fin étape 5 (Thomas, Mourad)</text:p>
        </text:list-item>
        <text:list-item>
          <text:p text:style-name="P5">Création de la commande ./myReadelf, correction de bugs, réorganisation des dossiers de la phase 1 <text:span text:style-name="T2">(Bastien)</text:span></text:p>
        </text:list-item>
      </text:list>
      <text:p text:style-name="P3"/>
      <text:h text:style-name="Heading_20_2" text:outline-level="2">Lundi 9 janvier</text:h>
      <text:list xml:id="list6090244240938861522" text:style-name="L5">
        <text:list-item>
          <text:p text:style-name="P6">Début étape 6 (tous les membres du groupe)</text:p>
        </text:list-item>
        <text:list-item>
          <text:p text:style-name="P7">Correction de quelques bugs de l’étape 1 (Bastien, Mourad)</text:p>
        </text:list-item>
      </text:list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0:12:53.674739645</meta:creation-date>
    <dc:date>2017-01-09T10:23:57.260104704</dc:date>
    <meta:editing-duration>PT10M59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143" meta:character-count="769" meta:non-whitespace-character-count="662"/>
  </office:meta>
</office:document-meta>
</file>